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9dd" officeooo:paragraph-rsid="000639dd"/>
    </style:style>
    <style:style style:name="P2" style:family="paragraph" style:parent-style-name="Standard">
      <style:text-properties officeooo:rsid="000639dd" officeooo:paragraph-rsid="000805fa"/>
    </style:style>
    <style:style style:name="P3" style:family="paragraph" style:parent-style-name="Standard">
      <style:text-properties officeooo:rsid="000639dd" officeooo:paragraph-rsid="0009683a"/>
    </style:style>
    <style:style style:name="P4" style:family="paragraph" style:parent-style-name="Standard">
      <style:paragraph-properties fo:text-align="center" style:justify-single-word="false"/>
      <style:text-properties officeooo:rsid="000639dd" officeooo:paragraph-rsid="000639dd"/>
    </style:style>
    <style:style style:name="P5" style:family="paragraph" style:parent-style-name="Standard">
      <style:text-properties fo:font-weight="bold" officeooo:rsid="000639dd" officeooo:paragraph-rsid="000805fa" style:font-weight-asian="bold" style:font-weight-complex="bold"/>
    </style:style>
    <style:style style:name="P6" style:family="paragraph" style:parent-style-name="Standard">
      <style:text-properties fo:font-weight="bold" officeooo:rsid="000639dd" officeooo:paragraph-rsid="0009683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639dd" officeooo:paragraph-rsid="000805fa"/>
    </style:style>
    <style:style style:name="P8" style:family="paragraph" style:parent-style-name="Standard">
      <style:text-properties style:text-underline-style="solid" style:text-underline-width="auto" style:text-underline-color="font-color" officeooo:rsid="000639dd" officeooo:paragraph-rsid="0009683a"/>
    </style:style>
    <style:style style:name="P9" style:family="paragraph" style:parent-style-name="Standard">
      <style:text-properties style:text-underline-style="none" officeooo:rsid="000639dd" officeooo:paragraph-rsid="000805fa"/>
    </style:style>
    <style:style style:name="P10" style:family="paragraph" style:parent-style-name="Standard">
      <style:text-properties style:text-underline-style="none" officeooo:rsid="000805fa" officeooo:paragraph-rsid="000805fa"/>
    </style:style>
    <style:style style:name="P11" style:family="paragraph" style:parent-style-name="Standard">
      <style:text-properties style:text-underline-style="none" officeooo:rsid="0009683a" officeooo:paragraph-rsid="0009683a"/>
    </style:style>
    <style:style style:name="P12" style:family="paragraph" style:parent-style-name="Standard">
      <style:text-properties fo:font-weight="normal" officeooo:rsid="000639dd" officeooo:paragraph-rsid="000805fa" style:font-weight-asian="normal" style:font-weight-complex="normal"/>
    </style:style>
    <style:style style:name="P13" style:family="paragraph" style:parent-style-name="Standard">
      <style:text-properties fo:font-weight="normal" officeooo:rsid="000639dd" officeooo:paragraph-rsid="0009683a" style:font-weight-asian="normal" style:font-weight-complex="normal"/>
    </style:style>
    <style:style style:name="P14" style:family="paragraph" style:parent-style-name="Standard">
      <style:text-properties fo:font-weight="normal" officeooo:rsid="000805fa" officeooo:paragraph-rsid="000805fa" style:font-weight-asian="normal" style:font-weight-complex="normal"/>
    </style:style>
    <style:style style:name="P15" style:family="paragraph" style:parent-style-name="Standard">
      <style:text-properties officeooo:rsid="0009683a" officeooo:paragraph-rsid="0009683a"/>
    </style:style>
    <style:style style:name="P16" style:family="paragraph" style:parent-style-name="Standard">
      <style:paragraph-properties fo:break-before="page"/>
      <style:text-properties fo:font-weight="bold" officeooo:rsid="000639dd" officeooo:paragraph-rsid="000805fa" style:font-weight-asian="bold" style:font-weight-complex="bold"/>
    </style:style>
    <style:style style:name="P17" style:family="paragraph" style:parent-style-name="Standard" style:list-style-name="L1">
      <style:text-properties officeooo:rsid="000639dd" officeooo:paragraph-rsid="000805fa"/>
    </style:style>
    <style:style style:name="P18" style:family="paragraph" style:parent-style-name="Standard" style:list-style-name="L2">
      <style:text-properties officeooo:rsid="000639dd" officeooo:paragraph-rsid="000805fa"/>
    </style:style>
    <style:style style:name="P19" style:family="paragraph" style:parent-style-name="Standard" style:list-style-name="L3">
      <style:text-properties officeooo:rsid="000805fa" officeooo:paragraph-rsid="000805fa"/>
    </style:style>
    <style:style style:name="P20" style:family="paragraph" style:parent-style-name="Standard" style:list-style-name="L4">
      <style:text-properties officeooo:rsid="0009683a" officeooo:paragraph-rsid="0009683a"/>
    </style:style>
    <style:style style:name="P21" style:family="paragraph" style:parent-style-name="Standard" style:list-style-name="L5">
      <style:text-properties officeooo:rsid="0009683a" officeooo:paragraph-rsid="0009683a"/>
    </style:style>
    <style:style style:name="P22" style:family="paragraph" style:parent-style-name="Standard" style:list-style-name="L6">
      <style:text-properties officeooo:rsid="0009683a" officeooo:paragraph-rsid="0009683a"/>
    </style:style>
    <style:style style:name="P23" style:family="paragraph" style:parent-style-name="Standard">
      <style:text-properties fo:font-weight="normal" officeooo:rsid="000a03e5" officeooo:paragraph-rsid="0009683a" style:font-weight-asian="normal" style:font-weight-complex="normal"/>
    </style:style>
    <style:style style:name="T1" style:family="text">
      <style:text-properties officeooo:rsid="000805fa"/>
    </style:style>
    <style:style style:name="T2" style:family="text">
      <style:text-properties officeooo:rsid="0009683a"/>
    </style:style>
    <style:style style:name="T3" style:family="text">
      <style:text-properties officeooo:rsid="000a03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main Model</text:p>
      <text:p text:style-name="P1"/>
      <text:p text:style-name="P5">User:</text:p>
      <text:p text:style-name="P12">The <text:span text:style-name="T1">User</text:span> model <text:span text:style-name="T1">will buy Tickets through Orders.</text:span></text:p>
      <text:p text:style-name="P12"/>
      <text:p text:style-name="P15">This model contains the following attributes:</text:p>
      <text:list xml:id="list491096894" text:style-name="L1">
        <text:list-item>
          <text:p text:style-name="P17">string: name</text:p>
        </text:list-item>
        <text:list-item>
          <text:p text:style-name="P17">string: last_name</text:p>
        </text:list-item>
        <text:list-item>
          <text:p text:style-name="P17">string: email</text:p>
        </text:list-item>
        <text:list-item>
          <text:p text:style-name="P17">string: password</text:p>
        </text:list-item>
        <text:list-item>
          <text:p text:style-name="P17">string: address</text:p>
        </text:list-item>
      </text:list>
      <text:p text:style-name="P2"/>
      <text:p text:style-name="P7">Relationships</text:p>
      <text:p text:style-name="P9">User has many Orders</text:p>
      <text:p text:style-name="P9"/>
      <text:p text:style-name="P9"/>
      <text:p text:style-name="P5"><text:span text:style-name="T1">Order</text:span>:</text:p>
      <text:p text:style-name="P14">The Order will associate the many Tickets that a single User &lt;user_id&gt; buys.</text:p>
      <text:p text:style-name="P2"/>
      <text:p text:style-name="P15">This model contains the following attributes:</text:p>
      <text:list xml:id="list3827351704" text:style-name="L2">
        <text:list-item>
          <text:p text:style-name="P18"><text:span text:style-name="T1">int</text:span>: <text:span text:style-name="T1">total_amount</text:span></text:p>
        </text:list-item>
        <text:list-item>
          <text:p text:style-name="P18"><text:span text:style-name="T1">int</text:span>: <text:span text:style-name="T1">user_id</text:span></text:p>
        </text:list-item>
      </text:list>
      <text:p text:style-name="P2"/>
      <text:p text:style-name="P7">Relationships</text:p>
      <text:p text:style-name="P10">Order has many Tickets</text:p>
      <text:p text:style-name="P10">Order belongs to one User</text:p>
      <text:p text:style-name="P9"/>
      <text:p text:style-name="P1"/>
      <text:p text:style-name="P5"><text:span text:style-name="T1">Ticket</text:span>:</text:p>
      <text:p text:style-name="P12"><text:span text:style-name="T3">Each</text:span> <text:span text:style-name="T1">Ticket</text:span> <text:s/><text:span text:style-name="T1">is for one Event &lt;event_id&gt; only, each Ticket is unique and have one specific Category &lt;category_id&gt;. Each Ticket must belong to one Order &lt;order_id&gt;</text:span></text:p>
      <text:p text:style-name="P2"/>
      <text:p text:style-name="P15">This model contains the following attributes:</text:p>
      <text:list xml:id="list1994542899" text:style-name="L3">
        <text:list-item>
          <text:p text:style-name="P19">Integer: price</text:p>
        </text:list-item>
        <text:list-item>
          <text:p text:style-name="P19">integer: event_id</text:p>
        </text:list-item>
        <text:list-item>
          <text:p text:style-name="P19">integer: order_id</text:p>
        </text:list-item>
        <text:list-item>
          <text:p text:style-name="P19">integer: category_id</text:p>
        </text:list-item>
      </text:list>
      <text:p text:style-name="P2"/>
      <text:p text:style-name="P7">Relationships</text:p>
      <text:p text:style-name="P10">Ticket belongs to one Event</text:p>
      <text:p text:style-name="P10">Ticket belongs to one Order</text:p>
      <text:p text:style-name="P10">Ticket has one Category</text:p>
      <text:p text:style-name="P10"/>
      <text:p text:style-name="P5"/>
      <text:p text:style-name="P16"><text:span text:style-name="T1">Category</text:span>:</text:p>
      <text:p text:style-name="P14">Each Event may have different categories for the User to select from such as {“Pacifico”, “Andes”, “Galeria”} <text:span text:style-name="T2">This will be reflected in the Ticket of the Event.</text:span></text:p>
      <text:p text:style-name="P2"/>
      <text:p text:style-name="P15">This model contains the following attributes:</text:p>
      <text:list xml:id="list297900896" text:style-name="L4">
        <text:list-item>
          <text:p text:style-name="P20">string: category_type</text:p>
        </text:list-item>
      </text:list>
      <text:p text:style-name="P2"/>
      <text:p text:style-name="P7">Relationships</text:p>
      <text:p text:style-name="P11">Category has and belongs to many Tickets</text:p>
      <text:p text:style-name="P10"/>
      <text:p text:style-name="P10"/>
      <text:p text:style-name="P6"><text:span text:style-name="T2">Event</text:span>:</text:p>
      <text:p text:style-name="P23">Each Event will be hosted in specific Venue &lt;venue_id&gt; at a specific date and various Tickets will be sold for this Event.</text:p>
      <text:p text:style-name="P3"/>
      <text:p text:style-name="P15">This model contains the following attributes:</text:p>
      <text:list xml:id="list2051050518" text:style-name="L5">
        <text:list-item>
          <text:p text:style-name="P21">string: name</text:p>
        </text:list-item>
        <text:list-item>
          <text:p text:style-name="P21">text: description</text:p>
        </text:list-item>
        <text:list-item>
          <text:p text:style-name="P21">datetime: start_date</text:p>
        </text:list-item>
        <text:list-item>
          <text:p text:style-name="P21">integer: venue_id</text:p>
        </text:list-item>
      </text:list>
      <text:p text:style-name="P3"/>
      <text:p text:style-name="P8">Relationships</text:p>
      <text:p text:style-name="P11">Event has many Tickets</text:p>
      <text:p text:style-name="P11">Event belongs to one Venue</text:p>
      <text:p text:style-name="P11"/>
      <text:p text:style-name="P11"/>
      <text:p text:style-name="P6"><text:span text:style-name="T2">Venue</text:span>:</text:p>
      <text:p text:style-name="P13">The <text:span text:style-name="T2">Venue</text:span> <text:span text:style-name="T2">will host many Events.</text:span></text:p>
      <text:p text:style-name="P3"/>
      <text:p text:style-name="P15">This model contains the following attributes:</text:p>
      <text:list xml:id="list1268138771" text:style-name="L6">
        <text:list-item>
          <text:p text:style-name="P22">string: name</text:p>
        </text:list-item>
        <text:list-item>
          <text:p text:style-name="P22">string: address</text:p>
        </text:list-item>
        <text:list-item>
          <text:p text:style-name="P22">integer: capacity</text:p>
        </text:list-item>
      </text:list>
      <text:p text:style-name="P3"/>
      <text:p text:style-name="P8">Relationships</text:p>
      <text:p text:style-name="P11">Venue has many Ev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7:27:36.910938683</meta:creation-date>
    <dc:date>2019-03-28T18:01:33.756827120</dc:date>
    <meta:editing-duration>PT1M45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2" meta:paragraph-count="54" meta:word-count="256" meta:character-count="1571" meta:non-whitespace-character-count="1387"/>
  </office:meta>
</office:document-meta>
</file>